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2.0569in"/>
    </style:style>
    <style:style style:name="Members.B" style:family="table-column">
      <style:table-column-properties style:column-width="4.7215in"/>
    </style:style>
    <style:style style:name="Members.C" style:family="table-column">
      <style:table-column-properties style:column-width="0.8778in"/>
    </style:style>
    <style:style style:name="Members.D" style:family="table-column">
      <style:table-column-properties style:column-width="2.946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D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D1" office:value-type="string">
              <text:p text:style-name="P2">[a.caption5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D2" office:value-type="string">
            <text:p text:style-name="P6">[b.Price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56:20.04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10" meta:word-count="10" meta:character-count="161"/>
  </office:meta>
</office:document-meta>
</file>